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BenchmarkState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ConversionServiceBenchmark.convertListOfStringToListOfIntegerWithConversionService( ListBenchmarkState state , Blackhole b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BenchmarkState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ConversionServiceBenchmark.convertMapOfStringToListOfIntegerBaseline( MapBenchmarkState state , Blackhole b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ConversionServiceBenchmark.convertMapOfStringToListOfIntegerWithConversionService( MapBenchmarkState state , Blackhole b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ConversionServiceBenchmark.convertListOfStringToListOfIntegerBaseline( ListBenchmarkState state , Blackhole b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